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line-height-at-least="0.318cm" fo:text-indent="0cm" style:auto-text-indent="fals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line-height-at-least="0.318cm" fo:text-indent="0cm" style:auto-text-indent="false"/>
    </style:style>
    <style:style style:name="P3" style:family="paragraph" style:parent-style-name="Preformatted_20_Text">
      <style:paragraph-properties fo:margin-top="0cm" fo:margin-bottom="0cm" style:line-height-at-least="0.318cm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style:line-height-at-least="0.318cm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style:line-height-at-least="0.318cm"/>
    </style:style>
    <style:style style:name="T1" style:family="text">
      <style:text-properties style:font-name="Lucida Console" fo:font-size="10pt" fo:font-style="normal" fo:font-weight="normal"/>
    </style:style>
    <style:style style:name="T2" style:family="text">
      <style:text-properties fo:font-variant="normal" fo:text-transform="none" fo:color="#000000" style:font-name="Lucida Console" fo:font-size="10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D_first:</text:p>
      <text:p text:style-name="P3"><text:s text:c="23"/><text:span text:style-name="T1">Estimate Std. Error t value Pr(&gt;|t|) <text:s text:c="3"/></text:span></text:p>
      <text:p text:style-name="P4">scale(mean_4) <text:s text:c="10"/>-4.4779 <text:s text:c="4"/>1.2357 <text:s/>-3.624 <text:s text:c="2"/>0.0021 ** </text:p>
      <text:p text:style-name="P4">scale(mean_5) <text:s text:c="10"/>-3.4049 <text:s text:c="4"/>1.0164 <text:s/>-3.350 <text:s text:c="2"/>0.0038 ** </text:p>
      <text:p text:style-name="P4">scale(precipitation_3) <text:s/>-1.2421 <text:s text:c="4"/>1.0969 <text:s/>-1.132 <text:s text:c="2"/>0.2732 <text:s text:c="3"/></text:p>
      <text:p text:style-name="P4">scale(precipitation_4) <text:s text:c="2"/>0.8913 <text:s text:c="4"/>1.1583 <text:s text:c="2"/>0.769 <text:s text:c="2"/>0.4522 <text:s text:c="3"/></text:p>
      <text:p text:style-name="P4"/>
      <text:p text:style-name="P4">Multiple R-squared: <text:s/>0.717, <text:s text:c="4"/>Adjusted R-squared: <text:s/>0.6504 </text:p>
      <text:p text:style-name="P4"/>
      <text:p text:style-name="P1">date_10:</text:p>
      <text:p text:style-name="P3"><text:s text:c="23"/><text:span text:style-name="T1">Estimate Std. Error t value Pr(&gt;|t|) <text:s text:c="3"/></text:span></text:p>
      <text:p text:style-name="P4">scale(mean_4) <text:s text:c="10"/>-4.4653 <text:s text:c="4"/>1.0007 <text:s/>-4.462 0.000342 ***</text:p>
      <text:p text:style-name="P4">scale(mean_5) <text:s text:c="10"/>-3.5314 <text:s text:c="4"/>0.8231 <text:s/>-4.290 0.000495 ***</text:p>
      <text:p text:style-name="P4">scale(precipitation_3) <text:s/>-0.9934 <text:s text:c="4"/>0.8883 <text:s/>-1.118 0.279025 <text:s text:c="3"/></text:p>
      <text:p text:style-name="P5"><text:span text:style-name="T2">scale(precipitation_4) <text:s/>-0.3525 <text:s text:c="4"/>0.9380 <text:s/>-0.376 0.711728 <text:s text:c="2"/></text:span></text:p>
      <text:p text:style-name="P4"/>
      <text:p text:style-name="P4">Multiple R-squared: <text:s/>0.7722, <text:s text:c="3"/>Adjusted R-squared: <text:s/>0.7186 </text:p>
      <text:p text:style-name="Standard"/>
      <text:p text:style-name="P1">date_20:</text:p>
      <text:p text:style-name="P3"><text:s text:c="23"/><text:span text:style-name="T1">Estimate Std. Error t value Pr(&gt;|t|) <text:s text:c="3"/></text:span></text:p>
      <text:p text:style-name="P4">scale(mean_4) <text:s text:c="10"/>-4.1039 <text:s text:c="4"/>0.8354 <text:s/>-4.912 0.000132 ***</text:p>
      <text:p text:style-name="P4">scale(mean_5) <text:s text:c="10"/>-3.5558 <text:s text:c="4"/>0.6872 <text:s/>-5.175 7.62e-05 ***</text:p>
      <text:p text:style-name="P4">scale(precipitation_3) <text:s/>-0.9213 <text:s text:c="4"/>0.7416 <text:s/>-1.242 0.231005 <text:s text:c="3"/></text:p>
      <text:p text:style-name="P4">scale(precipitation_4) <text:s/>-0.7885 <text:s text:c="4"/>0.7831 <text:s/>-1.007 0.328081 <text:s text:c="3"/></text:p>
      <text:p text:style-name="P4"/>
      <text:p text:style-name="P4">Multiple R-squared: <text:s/>0.8115, <text:s text:c="3"/>Adjusted R-squared: <text:s/>0.7672 </text:p>
      <text:p text:style-name="Standard"/>
      <text:p text:style-name="Standard"/>
      <text:p text:style-name="Standard"/>
      <text:p text:style-name="P1">date_80:</text:p>
      <text:p text:style-name="P3"><text:s text:c="23"/><text:span text:style-name="T1">Estimate Std. Error t value Pr(&gt;|t|) <text:s text:c="3"/></text:span></text:p>
      <text:p text:style-name="P4">scale(mean_4) <text:s text:c="10"/>-2.7424 <text:s text:c="4"/>0.6389 <text:s/>-4.293 0.000493 ***</text:p>
      <text:p text:style-name="P4">scale(mean_5) <text:s text:c="10"/>-4.3064 <text:s text:c="4"/>0.5255 <text:s/>-8.195 2.63e-07 ***</text:p>
      <text:p text:style-name="P4">scale(precipitation_3) <text:s/>-0.5752 <text:s text:c="4"/>0.5672 <text:s/>-1.014 0.324717 <text:s text:c="3"/></text:p>
      <text:p text:style-name="P4">scale(precipitation_4) <text:s/>-0.8566 <text:s text:c="4"/>0.5989 <text:s/>-1.430 0.170744 <text:s text:c="3"/></text:p>
      <text:p text:style-name="P4"/>
      <text:p text:style-name="P4">Multiple R-squared: <text:s/>0.8651, <text:s text:c="3"/>Adjusted R-squared: <text:s/>0.8334 </text:p>
      <text:p text:style-name="P1"/>
      <text:p text:style-name="P1">date_90:</text:p>
      <text:p text:style-name="P3"><text:s text:c="23"/><text:span text:style-name="T1">Estimate Std. Error t value Pr(&gt;|t|) <text:s text:c="3"/></text:span></text:p>
      <text:p text:style-name="P4">scale(mean_4) <text:s text:c="10"/>-2.3242 <text:s text:c="4"/>0.6182 <text:s/>-3.759 <text:s/>0.00156 ** </text:p>
      <text:p text:style-name="P4">scale(mean_5) <text:s text:c="10"/>-4.5554 <text:s text:c="4"/>0.5085 <text:s/>-8.958 7.57e-08 ***</text:p>
      <text:p text:style-name="P4">scale(precipitation_3) <text:s/>-0.4612 <text:s text:c="4"/>0.5488 <text:s/>-0.840 <text:s/>0.41241 <text:s text:c="3"/></text:p>
      <text:p text:style-name="P4">scale(precipitation_4) <text:s/>-0.8100 <text:s text:c="4"/>0.5795 <text:s/>-1.398 <text:s/>0.18017 <text:s text:c="3"/></text:p>
      <text:p text:style-name="P4"/>
      <text:p text:style-name="P4">Multiple R-squared: <text:s/>0.8733, <text:s text:c="3"/>Adjusted R-squared: <text:s/>0.8435 </text:p>
      <text:p text:style-name="P1"/>
      <text:p text:style-name="P2"><text:span text:style-name="T2">FFD_last:</text:span></text:p>
      <text:p text:style-name="P3"><text:s text:c="23"/><text:span text:style-name="T1">Estimate Std. Error t value Pr(&gt;|t|) <text:s text:c="3"/></text:span></text:p>
      <text:p text:style-name="P4"/>
      <text:p text:style-name="P4">scale(mean_4) <text:s text:c="10"/>-1.5445 <text:s text:c="4"/>1.1158 <text:s/>-1.384 0.184196 <text:s text:c="3"/></text:p>
      <text:p text:style-name="P4">scale(mean_5) <text:s text:c="10"/>-4.3552 <text:s text:c="4"/>0.9178 <text:s/>-4.745 0.000187 ***</text:p>
      <text:p text:style-name="P4">scale(precipitation_3) <text:s/>-1.3131 <text:s text:c="4"/>0.9905 <text:s/>-1.326 0.202481 <text:s text:c="3"/></text:p>
      <text:p text:style-name="P4">scale(precipitation_4) <text:s/>-0.5963 <text:s text:c="4"/>1.0459 <text:s/>-0.570 0.576046 <text:s text:c="3"/></text:p>
      <text:p text:style-name="P4"/>
      <text:p text:style-name="P4">Multiple R-squared: <text:s/>0.645, <text:s text:c="4"/>Adjusted R-squared: <text:s/>0.5615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ia Valdés Rapado</meta:initial-creator>
    <meta:creation-date>2019-09-22T18:33:44.96</meta:creation-date>
    <meta:document-statistic meta:table-count="0" meta:image-count="0" meta:object-count="0" meta:page-count="1" meta:paragraph-count="42" meta:word-count="209" meta:character-count="2300"/>
    <dc:date>2019-09-22T18:45:24.65</dc:date>
    <dc:creator>Alicia Valdés Rapado</dc:creator>
    <meta:editing-duration>PT11M39S</meta:editing-duration>
    <meta:editing-cycles>1</meta:editing-cycles>
    <meta:generator>OpenOffice/4.1.6$Win32 OpenOffice.org_project/416m1$Build-9790</meta:generator>
  </office:meta>
</office:document-meta>
</file>